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0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 style:data-style-name="N108"/>
    <style:style style:name="ce5" style:family="table-cell" style:parent-style-name="Default" style:data-style-name="N60"/>
    <style:style style:name="ce6" style:family="table-cell" style:parent-style-name="Default" style:data-style-name="N30"/>
    <style:style style:name="ce7" style:family="table-cell" style:parent-style-name="Default" style:data-style-name="N108">
      <style:table-cell-properties fo:border="0.002cm solid #000000"/>
    </style:style>
    <style:style style:name="T1" style:family="text">
      <style:text-properties style:text-position="-33% 58%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3" table:default-cell-style-name="ce7"/>
        <table:table-column table:style-name="co2" table:default-cell-style-name="ce2"/>
        <table:table-column table:style-name="co2" table:number-columns-repeated="12" table:default-cell-style-name="Default"/>
        <table:table-row table:style-name="ro1">
          <table:table-cell table:style-name="ce1" office:value-type="string">
            <text:p>proužek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3" office:value-type="string">
            <text:p>x<text:span text:style-name="T1">1</text:span></text:p>
          </table:table-cell>
          <table:table-cell table:style-name="ce3" office:value-type="string">
            <text:p>x<text:span text:style-name="T1">2</text:span></text:p>
          </table:table-cell>
          <table:table-cell/>
          <table:table-cell table:style-name="ce6"/>
          <table:table-cell office:value-type="string">
            <text:p>lambda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9.09">
            <text:p>9,09</text:p>
          </table:table-cell>
          <table:table-cell table:style-name="ce2" office:value-type="float" office:value="8.71">
            <text:p>8,71</text:p>
          </table:table-cell>
          <table:table-cell table:style-name="ce2" table:formula="oooc:=[.B2]-[.C2]" office:value-type="float" office:value="0.379999999999999">
            <text:p>0,38</text:p>
          </table:table-cell>
          <table:table-cell table:formula="oooc:=([.B2]-[.B7])/5" office:value-type="float" office:value="0.92">
            <text:p>0,92</text:p>
          </table:table-cell>
          <table:table-cell table:number-columns-repeated="2"/>
          <table:table-cell table:style-name="ce5" table:formula="oooc:=589/10^9" office:value-type="float" office:value="0.000000589">
            <text:p>5,89E-007</text:p>
          </table:table-cell>
          <table:table-cell/>
          <table:table-cell table:style-name="Default" office:value-type="string">
            <text:p>desk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8.14">
            <text:p>8,14</text:p>
          </table:table-cell>
          <table:table-cell table:style-name="ce2" office:value-type="float" office:value="7.78">
            <text:p>7,78</text:p>
          </table:table-cell>
          <table:table-cell table:style-name="ce2" table:formula="oooc:=[.B3]-[.C3]" office:value-type="float" office:value="0.36">
            <text:p>0,36</text:p>
          </table:table-cell>
          <table:table-cell table:formula="oooc:=([.B3]-[.B8])/5" office:value-type="float" office:value="0.912">
            <text:p>0,91</text:p>
          </table:table-cell>
          <table:table-cell table:number-columns-repeated="4"/>
          <table:table-cell table:style-name="ce1" office:value-type="string">
            <text:p>α<text:span text:style-name="T1">1</text:span> [°]</text:p>
          </table:table-cell>
          <table:table-cell table:style-name="ce1" office:value-type="string">
            <text:p>x [mm]</text:p>
          </table:table-cell>
          <table:table-cell table:style-name="ce1" office:value-type="string">
            <text:p>n</text:p>
          </table:table-cell>
          <table:table-cell office:value-type="string">
            <text:p>sinalfa</text:p>
          </table:table-cell>
          <table:table-cell office:value-type="string">
            <text:p>cos alfa</text:p>
          </table:table-cell>
          <table:table-cell office:value-type="string">
            <text:p>1 – x/dsinalfa</text:p>
          </table:table-cell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7.19">
            <text:p>7,19</text:p>
          </table:table-cell>
          <table:table-cell table:style-name="ce2" office:value-type="float" office:value="6.86">
            <text:p>6,86</text:p>
          </table:table-cell>
          <table:table-cell table:style-name="ce2" table:formula="oooc:=[.B4]-[.C4]" office:value-type="float" office:value="0.33">
            <text:p>0,33</text:p>
          </table:table-cell>
          <table:table-cell table:formula="oooc:=([.B4]-[.B9])/5" office:value-type="float" office:value="0.904">
            <text:p>0,9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2" office:value-type="float" office:value="0.59">
            <text:p>0,59</text:p>
          </table:table-cell>
          <table:table-cell table:style-name="ce7" table:formula="oooc:=SQRT( ([.M4]^2) + (([.O4]^-2)*([.N4]^2)) )" office:value-type="float" office:value="1.50366270044591">
            <text:p>1,504</text:p>
          </table:table-cell>
          <table:table-cell table:formula="oooc:=SIN(RADIANS([.J4]))" office:value-type="float" office:value="0.0871557427476582">
            <text:p>0,09</text:p>
          </table:table-cell>
          <table:table-cell table:formula="oooc:=COS(RADIANS([.J4:.J13]))" office:value-type="float" office:value="0.996194698091745">
            <text:p>1</text:p>
          </table:table-cell>
          <table:table-cell table:formula="oooc:=1-([.K4]/([.J$18]*[.M4]))" office:value-type="float" office:value="0.663627785592784">
            <text:p>0,66</text:p>
          </table:table-cell>
          <table:table-cell table:formula="oooc:=(1-([.N4]/SQRT([.L$15]^2 - [.M4]^2)))*[.J$18]*[.M4]" office:value-type="float" office:value="0.594945356033826">
            <text:p>0,59</text:p>
          </table:table-cell>
          <table:table-cell table:number-columns-repeated="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6.31">
            <text:p>6,31</text:p>
          </table:table-cell>
          <table:table-cell table:style-name="ce2" office:value-type="float" office:value="5.96">
            <text:p>5,96</text:p>
          </table:table-cell>
          <table:table-cell table:style-name="ce2" table:formula="oooc:=[.B5]-[.C5]" office:value-type="float" office:value="0.35">
            <text:p>0,35</text:p>
          </table:table-cell>
          <table:table-cell table:formula="oooc:=([.B5]-[.B10])/5" office:value-type="float" office:value="0.912">
            <text:p>0,91</text:p>
          </table:table-cell>
          <table:table-cell table:number-columns-repeated="4"/>
          <table:table-cell office:value-type="float" office:value="10">
            <text:p>10</text:p>
          </table:table-cell>
          <table:table-cell table:style-name="ce2" office:value-type="float" office:value="1.21">
            <text:p>1,21</text:p>
          </table:table-cell>
          <table:table-cell table:style-name="ce7" table:formula="oooc:=SQRT( ([.M5]^2) + (([.O5]^-2)*([.N5]^2)) )" office:value-type="float" office:value="1.51635438424387">
            <text:p>1,516</text:p>
          </table:table-cell>
          <table:table-cell table:formula="oooc:=SIN(RADIANS([.J5]))" office:value-type="float" office:value="0.17364817766693">
            <text:p>0,17</text:p>
          </table:table-cell>
          <table:table-cell table:formula="oooc:=COS(RADIANS([.J5:.J14]))" office:value-type="float" office:value="0.984807753012208">
            <text:p>0,98</text:p>
          </table:table-cell>
          <table:table-cell table:formula="oooc:=1-([.K5]/([.J$18]*[.M5]))" office:value-type="float" office:value="0.653758395796085">
            <text:p>0,65</text:p>
          </table:table-cell>
          <table:table-cell table:formula="oooc:=(1-([.N5]/SQRT([.L$15]^2 - [.M5]^2)))*[.J$18]*[.M5]" office:value-type="float" office:value="1.20034459497558">
            <text:p>1,2</text:p>
          </table:table-cell>
          <table:table-cell table:number-columns-repeated="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5.41">
            <text:p>5,41</text:p>
          </table:table-cell>
          <table:table-cell table:style-name="ce2" office:value-type="float" office:value="5.04">
            <text:p>5,04</text:p>
          </table:table-cell>
          <table:table-cell table:style-name="ce2" table:formula="oooc:=[.B6]-[.C6]" office:value-type="float" office:value="0.37">
            <text:p>0,37</text:p>
          </table:table-cell>
          <table:table-cell table:formula="oooc:=([.B6]-[.B11])/5" office:value-type="float" office:value="0.92">
            <text:p>0,92</text:p>
          </table:table-cell>
          <table:table-cell table:number-columns-repeated="4"/>
          <table:table-cell office:value-type="float" office:value="15">
            <text:p>15</text:p>
          </table:table-cell>
          <table:table-cell table:style-name="ce2" office:value-type="float" office:value="1.82">
            <text:p>1,82</text:p>
          </table:table-cell>
          <table:table-cell table:style-name="ce7" table:formula="oooc:=SQRT( ([.M6]^2) + (([.O6]^-2)*([.N6]^2)) )" office:value-type="float" office:value="1.50708970154588">
            <text:p>1,507</text:p>
          </table:table-cell>
          <table:table-cell table:formula="oooc:=SIN(RADIANS([.J6]))" office:value-type="float" office:value="0.258819045102521">
            <text:p>0,26</text:p>
          </table:table-cell>
          <table:table-cell table:formula="oooc:=COS(RADIANS([.J6:.J15]))" office:value-type="float" office:value="0.965925826289068">
            <text:p>0,97</text:p>
          </table:table-cell>
          <table:table-cell table:formula="oooc:=1-([.K6]/([.J$18]*[.M6]))" office:value-type="float" office:value="0.650586831533694">
            <text:p>0,65</text:p>
          </table:table-cell>
          <table:table-cell table:formula="oooc:=(1-([.N6]/SQRT([.L$15]^2 - [.M6]^2)))*[.J$18]*[.M6]" office:value-type="float" office:value="1.82686031926755">
            <text:p>1,83</text:p>
          </table:table-cell>
          <table:table-cell table:number-columns-repeated="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4.49">
            <text:p>4,49</text:p>
          </table:table-cell>
          <table:table-cell table:style-name="ce2" office:value-type="float" office:value="4.16">
            <text:p>4,16</text:p>
          </table:table-cell>
          <table:table-cell table:style-name="ce2" table:formula="oooc:=[.B7]-[.C7]" office:value-type="float" office:value="0.33">
            <text:p>0,33</text:p>
          </table:table-cell>
          <table:table-cell table:formula="oooc:=([.C2]-[.C7])/5" office:value-type="float" office:value="0.91">
            <text:p>0,91</text:p>
          </table:table-cell>
          <table:table-cell table:number-columns-repeated="4"/>
          <table:table-cell office:value-type="float" office:value="20">
            <text:p>20</text:p>
          </table:table-cell>
          <table:table-cell table:style-name="ce2" office:value-type="float" office:value="2.49">
            <text:p>2,49</text:p>
          </table:table-cell>
          <table:table-cell table:style-name="ce7" table:formula="oooc:=SQRT( ([.M7]^2) + (([.O7]^-2)*([.N7]^2)) )" office:value-type="float" office:value="1.51150593647277">
            <text:p>1,512</text:p>
          </table:table-cell>
          <table:table-cell table:formula="oooc:=SIN(RADIANS([.J7]))" office:value-type="float" office:value="0.342020143325669">
            <text:p>0,34</text:p>
          </table:table-cell>
          <table:table-cell table:formula="oooc:=COS(RADIANS([.J7:.J16]))" office:value-type="float" office:value="0.939692620785908">
            <text:p>0,94</text:p>
          </table:table-cell>
          <table:table-cell table:formula="oooc:=1-([.K7]/([.J$18]*[.M7]))" office:value-type="float" office:value="0.638247306513983">
            <text:p>0,64</text:p>
          </table:table-cell>
          <table:table-cell table:formula="oooc:=(1-([.N7]/SQRT([.L$15]^2 - [.M7]^2)))*[.J$18]*[.M7]" office:value-type="float" office:value="2.48555634679794">
            <text:p>2,49</text:p>
          </table:table-cell>
          <table:table-cell table:number-columns-repeated="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3.58">
            <text:p>3,58</text:p>
          </table:table-cell>
          <table:table-cell table:style-name="ce2" office:value-type="float" office:value="3.2">
            <text:p>3,2</text:p>
          </table:table-cell>
          <table:table-cell table:style-name="ce2" table:formula="oooc:=[.B8]-[.C8]" office:value-type="float" office:value="0.38">
            <text:p>0,38</text:p>
          </table:table-cell>
          <table:table-cell table:formula="oooc:=([.C3]-[.C8])/5" office:value-type="float" office:value="0.916">
            <text:p>0,92</text:p>
          </table:table-cell>
          <table:table-cell table:number-columns-repeated="4"/>
          <table:table-cell office:value-type="float" office:value="25">
            <text:p>25</text:p>
          </table:table-cell>
          <table:table-cell table:style-name="ce2" office:value-type="float" office:value="3.19">
            <text:p>3,19</text:p>
          </table:table-cell>
          <table:table-cell table:style-name="ce7" table:formula="oooc:=SQRT( ([.M8]^2) + (([.O8]^-2)*([.N8]^2)) )" office:value-type="float" office:value="1.51056669980847">
            <text:p>1,511</text:p>
          </table:table-cell>
          <table:table-cell table:formula="oooc:=SIN(RADIANS([.J8]))" office:value-type="float" office:value="0.422618261740699">
            <text:p>0,42</text:p>
          </table:table-cell>
          <table:table-cell table:formula="oooc:=COS(RADIANS([.J8:.J17]))" office:value-type="float" office:value="0.90630778703665">
            <text:p>0,91</text:p>
          </table:table-cell>
          <table:table-cell table:formula="oooc:=1-([.K8]/([.J$18]*[.M8]))" office:value-type="float" office:value="0.624935003713964">
            <text:p>0,62</text:p>
          </table:table-cell>
          <table:table-cell table:formula="oooc:=(1-([.N8]/SQRT([.L$15]^2 - [.M8]^2)))*[.J$18]*[.M8]" office:value-type="float" office:value="3.18805288041351">
            <text:p>3,19</text:p>
          </table:table-cell>
          <table:table-cell table:number-columns-repeated="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2.67">
            <text:p>2,67</text:p>
          </table:table-cell>
          <table:table-cell table:style-name="ce2" office:value-type="float" office:value="2.29">
            <text:p>2,29</text:p>
          </table:table-cell>
          <table:table-cell table:style-name="ce2" table:formula="oooc:=[.B9]-[.C9]" office:value-type="float" office:value="0.38">
            <text:p>0,38</text:p>
          </table:table-cell>
          <table:table-cell table:formula="oooc:=([.C4]-[.C9])/5" office:value-type="float" office:value="0.914">
            <text:p>0,91</text:p>
          </table:table-cell>
          <table:table-cell table:number-columns-repeated="4"/>
          <table:table-cell office:value-type="float" office:value="30">
            <text:p>30</text:p>
          </table:table-cell>
          <table:table-cell table:style-name="ce2" office:value-type="float" office:value="3.95">
            <text:p>3,95</text:p>
          </table:table-cell>
          <table:table-cell table:style-name="ce7" table:formula="oooc:=SQRT( ([.M9]^2) + (([.O9]^-2)*([.N9]^2)) )" office:value-type="float" office:value="1.51080185255895">
            <text:p>1,511</text:p>
          </table:table-cell>
          <table:table-cell table:formula="oooc:=SIN(RADIANS([.J9]))" office:value-type="float" office:value="0.5">
            <text:p>0,5</text:p>
          </table:table-cell>
          <table:table-cell table:formula="oooc:=COS(RADIANS([.J9:.J18]))" office:value-type="float" office:value="0.866025403784439">
            <text:p>0,87</text:p>
          </table:table-cell>
          <table:table-cell table:formula="oooc:=1-([.K9]/([.J$18]*[.M9]))" office:value-type="float" office:value="0.607453416149068">
            <text:p>0,61</text:p>
          </table:table-cell>
          <table:table-cell table:formula="oooc:=(1-([.N9]/SQRT([.L$15]^2 - [.M9]^2)))*[.J$18]*[.M9]" office:value-type="float" office:value="3.94661305619006">
            <text:p>3,95</text:p>
          </table:table-cell>
          <table:table-cell table:number-columns-repeated="8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.75">
            <text:p>1,75</text:p>
          </table:table-cell>
          <table:table-cell table:style-name="ce2" office:value-type="float" office:value="1.38">
            <text:p>1,38</text:p>
          </table:table-cell>
          <table:table-cell table:style-name="ce2" table:formula="oooc:=[.B10]-[.C10]" office:value-type="float" office:value="0.37">
            <text:p>0,37</text:p>
          </table:table-cell>
          <table:table-cell table:formula="oooc:=([.C5]-[.C10])/5" office:value-type="float" office:value="0.916">
            <text:p>0,92</text:p>
          </table:table-cell>
          <table:table-cell table:number-columns-repeated="4"/>
          <table:table-cell office:value-type="float" office:value="35">
            <text:p>35</text:p>
          </table:table-cell>
          <table:table-cell table:style-name="ce2" office:value-type="float" office:value="4.78">
            <text:p>4,78</text:p>
          </table:table-cell>
          <table:table-cell table:style-name="ce7" table:formula="oooc:=SQRT( ([.M10]^2) + (([.O10]^-2)*([.N10]^2)) )" office:value-type="float" office:value="1.51118160072402">
            <text:p>1,511</text:p>
          </table:table-cell>
          <table:table-cell table:formula="oooc:=SIN(RADIANS([.J10]))" office:value-type="float" office:value="0.573576436351046">
            <text:p>0,57</text:p>
          </table:table-cell>
          <table:table-cell table:formula="oooc:=COS(RADIANS([.J10:.J19]))" office:value-type="float" office:value="0.819152044288992">
            <text:p>0,82</text:p>
          </table:table-cell>
          <table:table-cell table:formula="oooc:=1-([.K10]/([.J$18]*[.M10]))" office:value-type="float" office:value="0.585904313884778">
            <text:p>0,59</text:p>
          </table:table-cell>
          <table:table-cell table:formula="oooc:=(1-([.N10]/SQRT([.L$15]^2 - [.M10]^2)))*[.J$18]*[.M10]" office:value-type="float" office:value="4.77411346390014">
            <text:p>4,77</text:p>
          </table:table-cell>
          <table:table-cell table:number-columns-repeated="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0.81">
            <text:p>0,81</text:p>
          </table:table-cell>
          <table:table-cell table:style-name="ce2" office:value-type="float" office:value="0.48">
            <text:p>0,48</text:p>
          </table:table-cell>
          <table:table-cell table:style-name="ce2" table:formula="oooc:=[.B11]-[.C11]" office:value-type="float" office:value="0.33">
            <text:p>0,33</text:p>
          </table:table-cell>
          <table:table-cell table:formula="oooc:=([.C6]-[.C11])/5" office:value-type="float" office:value="0.912">
            <text:p>0,91</text:p>
          </table:table-cell>
          <table:table-cell table:number-columns-repeated="4"/>
          <table:table-cell office:value-type="float" office:value="40">
            <text:p>40</text:p>
          </table:table-cell>
          <table:table-cell table:style-name="ce2" office:value-type="float" office:value="5.69">
            <text:p>5,69</text:p>
          </table:table-cell>
          <table:table-cell table:style-name="ce7" table:formula="oooc:=SQRT( ([.M11]^2) + (([.O11]^-2)*([.N11]^2)) )" office:value-type="float" office:value="1.51110989577741">
            <text:p>1,511</text:p>
          </table:table-cell>
          <table:table-cell table:formula="oooc:=SIN(RADIANS([.J11]))" office:value-type="float" office:value="0.642787609686539">
            <text:p>0,64</text:p>
          </table:table-cell>
          <table:table-cell table:formula="oooc:=COS(RADIANS([.J11:.J20]))" office:value-type="float" office:value="0.766044443118978">
            <text:p>0,77</text:p>
          </table:table-cell>
          <table:table-cell table:formula="oooc:=1-([.K11]/([.J$18]*[.M11]))" office:value-type="float" office:value="0.560145660877727">
            <text:p>0,56</text:p>
          </table:table-cell>
          <table:table-cell table:formula="oooc:=(1-([.N11]/SQRT([.L$15]^2 - [.M11]^2)))*[.J$18]*[.M11]" office:value-type="float" office:value="5.68382909795082">
            <text:p>5,6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ooc:=AVERAGE([.D2:.D11])" office:value-type="float" office:value="0.358">
            <text:p>0,36</text:p>
          </table:table-cell>
          <table:table-cell table:style-name="ce4" table:formula="oooc:=AVERAGE([.E2:.E11])" office:value-type="float" office:value="0.9136">
            <text:p>0,914</text:p>
          </table:table-cell>
          <table:table-cell table:number-columns-repeated="4"/>
          <table:table-cell office:value-type="float" office:value="45">
            <text:p>45</text:p>
          </table:table-cell>
          <table:table-cell table:style-name="ce2" office:value-type="float" office:value="6.68">
            <text:p>6,68</text:p>
          </table:table-cell>
          <table:table-cell table:style-name="ce7" table:formula="oooc:=SQRT( ([.M12]^2) + (([.O12]^-2)*([.N12]^2)) )" office:value-type="float" office:value="1.50866162067053">
            <text:p>1,509</text:p>
          </table:table-cell>
          <table:table-cell table:formula="oooc:=SIN(RADIANS([.J12]))" office:value-type="float" office:value="0.707106781186547">
            <text:p>0,71</text:p>
          </table:table-cell>
          <table:table-cell table:formula="oooc:=COS(RADIANS([.J12:.J21]))" office:value-type="float" office:value="0.707106781186548">
            <text:p>0,71</text:p>
          </table:table-cell>
          <table:table-cell table:formula="oooc:=1-([.K12]/([.J$18]*[.M12]))" office:value-type="float" office:value="0.530586504514173">
            <text:p>0,53</text:p>
          </table:table-cell>
          <table:table-cell table:formula="oooc:=(1-([.N12]/SQRT([.L$15]^2 - [.M12]^2)))*[.J$18]*[.M12]" office:value-type="float" office:value="6.68893682459293">
            <text:p>6,69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ooc:=STDEV([.D2:.D11])" office:value-type="float" office:value="0.0214993539954626">
            <text:p>0,02</text:p>
          </table:table-cell>
          <table:table-cell table:style-name="ce4" table:formula="oooc:=STDEV([.E2:.E11])" office:value-type="float" office:value="0.00478887599895139">
            <text:p>0,005</text:p>
          </table:table-cell>
          <table:table-cell table:number-columns-repeated="4"/>
          <table:table-cell office:value-type="float" office:value="50">
            <text:p>50</text:p>
          </table:table-cell>
          <table:table-cell table:style-name="ce2" office:value-type="float" office:value="7.81">
            <text:p>7,81</text:p>
          </table:table-cell>
          <table:table-cell table:style-name="ce7" table:formula="oooc:=SQRT( ([.M13]^2) + (([.O13]^-2)*([.N13]^2)) )" office:value-type="float" office:value="1.5112929277122">
            <text:p>1,511</text:p>
          </table:table-cell>
          <table:table-cell table:formula="oooc:=SIN(RADIANS([.J13]))" office:value-type="float" office:value="0.766044443118978">
            <text:p>0,77</text:p>
          </table:table-cell>
          <table:table-cell table:formula="oooc:=COS(RADIANS([.J13:.J22]))" office:value-type="float" office:value="0.642787609686539">
            <text:p>0,64</text:p>
          </table:table-cell>
          <table:table-cell table:formula="oooc:=1-([.K13]/([.J$18]*[.M13]))" office:value-type="float" office:value="0.493404674301362">
            <text:p>0,49</text:p>
          </table:table-cell>
          <table:table-cell table:formula="oooc:=(1-([.N13]/SQRT([.L$15]^2 - [.M13]^2)))*[.J$18]*[.M13]" office:value-type="float" office:value="7.80161694816639">
            <text:p>7,8</text:p>
          </table:table-cell>
          <table:table-cell table:number-columns-repeated="8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55">
            <text:p>55</text:p>
          </table:table-cell>
          <table:table-cell table:style-name="ce2" office:value-type="float" office:value="9.02">
            <text:p>9,02</text:p>
          </table:table-cell>
          <table:table-cell table:style-name="ce7" table:formula="oooc:=SQRT( ([.M14]^2) + (([.O14]^-2)*([.N14]^2)) )" office:value-type="float" office:value="1.50839792818392">
            <text:p>1,508</text:p>
          </table:table-cell>
          <table:table-cell table:formula="oooc:=SIN(RADIANS([.J14]))" office:value-type="float" office:value="0.819152044288992">
            <text:p>0,82</text:p>
          </table:table-cell>
          <table:table-cell table:formula="oooc:=COS(RADIANS([.J14:.J23]))" office:value-type="float" office:value="0.573576436351046">
            <text:p>0,57</text:p>
          </table:table-cell>
          <table:table-cell table:formula="oooc:=1-([.K14]/([.J$18]*[.M14]))" office:value-type="float" office:value="0.452850345807288">
            <text:p>0,45</text:p>
          </table:table-cell>
          <table:table-cell table:formula="oooc:=(1-([.N14]/SQRT([.L$15]^2 - [.M14]^2)))*[.J$18]*[.M14]" office:value-type="float" office:value="9.03162371273282">
            <text:p>9,03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t</text:p>
          </table:table-cell>
          <table:table-cell table:style-name="ce5" table:formula="oooc:=([.D12]/[.E12])*([.H2]/2)" office:value-type="float" office:value="0.000000115401707530648">
            <text:p>1,15E-007</text:p>
          </table:table-cell>
          <table:table-cell table:style-name="ce5" table:formula="oooc:=[.E15]*SQRT(([.D13]/[.D12])^2 + ([.E13]/[.E12])^2)" office:value-type="float" office:value="0.0000000069566905924585">
            <text:p>6,96E-009</text:p>
          </table:table-cell>
          <table:table-cell table:number-columns-repeated="3"/>
          <table:table-cell table:style-name="Default" table:number-columns-repeated="2"/>
          <table:table-cell table:style-name="ce4" table:formula="oooc:=AVERAGE([.L4:.L14])" office:value-type="float" office:value="1.51005684074036">
            <text:p>1,510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style-name="ce4" table:formula="oooc:=STDEV([.L4:.L14])" office:value-type="float" office:value="0.00317590030465354">
            <text:p>0,003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 office:value-type="string">
            <text:p>tloušťka desky [mm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>
            <text:p>proužek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3" office:value-type="string">
            <text:p>x<text:span text:style-name="T1">1</text:span></text:p>
          </table:table-cell>
          <table:table-cell table:style-name="ce3" office:value-type="string">
            <text:p>x<text:span text:style-name="T1">2</text:span></text:p>
          </table:table-cell>
          <table:table-cell table:style-name="ce6" table:number-columns-repeated="2"/>
          <table:table-cell office:value-type="string">
            <text:p>lambda</text:p>
          </table:table-cell>
          <table:table-cell/>
          <table:table-cell table:style-name="ce4" office:value-type="float" office:value="20.125">
            <text:p>20,125</text:p>
          </table:table-cell>
          <table:table-cell table:style-name="ce4" office:value-type="float" office:value="0.005">
            <text:p>0,005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6.43">
            <text:p>6,43</text:p>
          </table:table-cell>
          <table:table-cell table:style-name="ce2" office:value-type="float" office:value="6.2">
            <text:p>6,2</text:p>
          </table:table-cell>
          <table:table-cell table:style-name="ce2" table:formula="oooc:=[.B19]-[.C19]" office:value-type="float" office:value="0.23">
            <text:p>0,23</text:p>
          </table:table-cell>
          <table:table-cell table:formula="oooc:=([.B19]-[.B24])/5" office:value-type="float" office:value="0.688">
            <text:p>0,69</text:p>
          </table:table-cell>
          <table:table-cell table:number-columns-repeated="2"/>
          <table:table-cell table:style-name="ce5" table:formula="oooc:=589/10^9" office:value-type="float" office:value="0.000000589">
            <text:p>5,89E-007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5.74">
            <text:p>5,74</text:p>
          </table:table-cell>
          <table:table-cell table:style-name="ce2" office:value-type="float" office:value="5.49">
            <text:p>5,49</text:p>
          </table:table-cell>
          <table:table-cell table:style-name="ce2" table:formula="oooc:=[.B20]-[.C20]" office:value-type="float" office:value="0.25">
            <text:p>0,25</text:p>
          </table:table-cell>
          <table:table-cell table:formula="oooc:=([.B20]-[.B25])/5" office:value-type="float" office:value="0.682">
            <text:p>0,68</text:p>
          </table:table-cell>
          <table:table-cell table:number-columns-repeated="4"/>
          <table:table-cell table:style-name="Default"/>
          <table:table-cell table:style-name="Default" office:value-type="string">
            <text:p>alfa zaporne'</text:p>
          </table:table-cell>
          <table:table-cell table:style-name="Default"/>
          <table:table-cell office:value-type="string">
            <text:p>R3</text:p>
          </table:table-cell>
          <table:table-cell office:value-type="float" office:value="55">
            <text:p>55</text:p>
          </table:table-cell>
          <table:table-cell office:value-type="string">
            <text:p>omega</text:p>
          </table:table-cell>
          <table:table-cell office:value-type="float" office:value="60">
            <text:p>60</text:p>
          </table:table-cell>
          <table:table-cell table:formula="oooc:=RADIANS([.P20])" office:value-type="float" office:value="1.0471975511966">
            <text:p>1,05</text:p>
          </table:table-cell>
          <table:table-cell table:formula="oooc:=280.6" office:value-type="float" office:value="280.6">
            <text:p>280,6</text:p>
          </table:table-cell>
          <table:table-cell table:number-columns-repeated="6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5.04">
            <text:p>5,04</text:p>
          </table:table-cell>
          <table:table-cell table:style-name="ce2" office:value-type="float" office:value="4.82">
            <text:p>4,82</text:p>
          </table:table-cell>
          <table:table-cell table:style-name="ce2" table:formula="oooc:=[.B21]-[.C21]" office:value-type="float" office:value="0.22">
            <text:p>0,22</text:p>
          </table:table-cell>
          <table:table-cell table:formula="oooc:=([.B21]-[.B26])/5" office:value-type="float" office:value="0.678">
            <text:p>0,68</text:p>
          </table:table-cell>
          <table:table-cell table:number-columns-repeated="4"/>
          <table:table-cell table:style-name="Default" office:value-type="string">
            <text:p>krystal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4.38">
            <text:p>4,38</text:p>
          </table:table-cell>
          <table:table-cell table:style-name="ce2" office:value-type="float" office:value="4.12">
            <text:p>4,12</text:p>
          </table:table-cell>
          <table:table-cell table:style-name="ce2" table:formula="oooc:=[.B22]-[.C22]" office:value-type="float" office:value="0.26">
            <text:p>0,26</text:p>
          </table:table-cell>
          <table:table-cell table:formula="oooc:=([.B22]-[.B27])/5" office:value-type="float" office:value="0.68">
            <text:p>0,68</text:p>
          </table:table-cell>
          <table:table-cell table:number-columns-repeated="4"/>
          <table:table-cell table:style-name="ce1" office:value-type="string">
            <text:p>R3 [°]</text:p>
          </table:table-cell>
          <table:table-cell table:style-name="ce1" office:value-type="string">
            <text:p>R2 [°]</text:p>
          </table:table-cell>
          <table:table-cell table:style-name="ce1" office:value-type="string">
            <text:p>α [°]</text:p>
          </table:table-cell>
          <table:table-cell table:style-name="ce1" office:value-type="string">
            <text:p>δ [°]</text:p>
          </table:table-cell>
          <table:table-cell table:style-name="ce1" office:value-type="string">
            <text:p>n</text:p>
          </table:table-cell>
          <table:table-cell table:number-columns-repeated="3"/>
          <table:table-cell office:value-type="string">
            <text:p>delta odhad</text:p>
          </table:table-cell>
          <table:table-cell office:value-type="string">
            <text:p>N^2 – sin alfa^2 </text:p>
          </table:table-cell>
          <table:table-cell office:value-type="string">
            <text:p>arcsin</text:p>
          </table:table-cell>
          <table:table-cell/>
          <table:table-cell office:value-type="string">
            <text:p>sin g a o</text:p>
          </table:table-cell>
          <table:table-cell office:value-type="string">
            <text:p>cos o sin a</text:p>
          </table:table-cell>
          <table:table-cell office:value-type="string">
            <text:p>Na 2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3.72">
            <text:p>3,72</text:p>
          </table:table-cell>
          <table:table-cell table:style-name="ce2" office:value-type="float" office:value="3.44">
            <text:p>3,44</text:p>
          </table:table-cell>
          <table:table-cell table:style-name="ce2" table:formula="oooc:=[.B23]-[.C23]" office:value-type="float" office:value="0.28">
            <text:p>0,28</text:p>
          </table:table-cell>
          <table:table-cell table:formula="oooc:=([.B23]-[.B28])/5" office:value-type="float" office:value="0.692">
            <text:p>0,69</text:p>
          </table:table-cell>
          <table:table-cell table:number-columns-repeated="4"/>
          <table:table-cell office:value-type="float" office:value="17.95">
            <text:p>17,95</text:p>
          </table:table-cell>
          <table:table-cell office:value-type="float" office:value="225.067">
            <text:p>225,067</text:p>
          </table:table-cell>
          <table:table-cell table:formula="oooc:=([.$N$20]-[.J23])" office:value-type="float" office:value="37.05">
            <text:p>37,05</text:p>
          </table:table-cell>
          <table:table-cell table:style-name="ce7" table:formula="oooc:=([.$R$20]-[.K23])" office:value-type="float" office:value="55.533">
            <text:p>55,533</text:p>
          </table:table-cell>
          <table:table-cell table:style-name="ce2" table:formula="oooc:=SQRT([.X23] + SIN(RADIANS([.L23]))^2)" office:value-type="float" office:value="1.59730492649416">
            <text:p>1,6</text:p>
          </table:table-cell>
          <table:table-cell table:number-columns-repeated="3"/>
          <table:table-cell table:style-name="ce4" table:formula="oooc:=DEGREES(RADIANS([.L23]-[.P$20])+[.T23])" office:value-type="float" office:value="54.7803491248242">
            <text:p>54,780</text:p>
          </table:table-cell>
          <table:table-cell table:formula="oooc:=SQRT([.N$43]^2 - SIN(RADIANS([.L23]))^2)" office:value-type="float" office:value="1.47618550187425">
            <text:p>1,48</text:p>
          </table:table-cell>
          <table:table-cell table:formula="oooc:=ASIN(SIN([.Q$20])*[.S23] - COS([.Q$20])*SIN(RADIANS([.L23])))" office:value-type="float" office:value="1.35665052095288">
            <text:p>1,36</text:p>
          </table:table-cell>
          <table:table-cell/>
          <table:table-cell table:formula="oooc:=SIN(RADIANS([.M23]-[.L23]+[.$P$20]))" office:value-type="float" office:value="0.979865507831205">
            <text:p>0,98</text:p>
          </table:table-cell>
          <table:table-cell table:formula="oooc:=COS(RADIANS([.$P$20]))*SIN(RADIANS([.L23]))" office:value-type="float" office:value="0.301255867434057">
            <text:p>0,3</text:p>
          </table:table-cell>
          <table:table-cell table:formula="oooc:=(([.V23]+[.W23])/SIN([.$Q$20]))^2" office:value-type="float" office:value="2.18836263754874">
            <text:p>2,19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2.99">
            <text:p>2,99</text:p>
          </table:table-cell>
          <table:table-cell table:style-name="ce2" office:value-type="float" office:value="2.76">
            <text:p>2,76</text:p>
          </table:table-cell>
          <table:table-cell table:style-name="ce2" table:formula="oooc:=[.B24]-[.C24]" office:value-type="float" office:value="0.23">
            <text:p>0,23</text:p>
          </table:table-cell>
          <table:table-cell table:formula="oooc:=([.C19]-[.C24])/5" office:value-type="float" office:value="0.688">
            <text:p>0,69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231.417">
            <text:p>231,417</text:p>
          </table:table-cell>
          <table:table-cell table:formula="oooc:=([.$N$20]-[.J24])" office:value-type="float" office:value="41">
            <text:p>41</text:p>
          </table:table-cell>
          <table:table-cell table:style-name="ce7" table:formula="oooc:=([.$R$20]-[.K24])" office:value-type="float" office:value="49.183">
            <text:p>49,183</text:p>
          </table:table-cell>
          <table:table-cell table:style-name="ce2" table:formula="oooc:=SQRT([.X24] + SIN(RADIANS([.L24]))^2)" office:value-type="float" office:value="1.59221602230018">
            <text:p>1,59</text:p>
          </table:table-cell>
          <table:table-cell table:number-columns-repeated="3"/>
          <table:table-cell table:style-name="ce4" table:formula="oooc:=DEGREES(RADIANS([.L24]-[.P$20])+[.T24])" office:value-type="float" office:value="49.5067633474073">
            <text:p>49,507</text:p>
          </table:table-cell>
          <table:table-cell table:formula="oooc:=SQRT([.N$43]^2 - SIN(RADIANS([.L24]))^2)" office:value-type="float" office:value="1.45317947173691">
            <text:p>1,45</text:p>
          </table:table-cell>
          <table:table-cell table:formula="oooc:=ASIN(SIN([.Q$20])*[.S24] - COS([.Q$20])*SIN(RADIANS([.L24])))" office:value-type="float" office:value="1.19566858029683">
            <text:p>1,2</text:p>
          </table:table-cell>
          <table:table-cell/>
          <table:table-cell table:formula="oooc:=SIN(RADIANS([.M24]-[.L24]+[.$P$20]))" office:value-type="float" office:value="0.92837559895824">
            <text:p>0,93</text:p>
          </table:table-cell>
          <table:table-cell table:formula="oooc:=COS(RADIANS([.$P$20]))*SIN(RADIANS([.L24]))" office:value-type="float" office:value="0.328029514495254">
            <text:p>0,33</text:p>
          </table:table-cell>
          <table:table-cell table:formula="oooc:=(([.V24]+[.W24])/SIN([.$Q$20]))^2" office:value-type="float" office:value="2.10473841214945">
            <text:p>2,1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2.07">
            <text:p>2,07</text:p>
          </table:table-cell>
          <table:table-cell table:style-name="ce2" table:formula="oooc:=[.B25]-[.C25]" office:value-type="float" office:value="0.26">
            <text:p>0,26</text:p>
          </table:table-cell>
          <table:table-cell table:formula="oooc:=([.C20]-[.C25])/5" office:value-type="float" office:value="0.684">
            <text:p>0,68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233.383">
            <text:p>233,383</text:p>
          </table:table-cell>
          <table:table-cell table:formula="oooc:=([.$N$20]-[.J25])" office:value-type="float" office:value="44">
            <text:p>44</text:p>
          </table:table-cell>
          <table:table-cell table:style-name="ce7" table:formula="oooc:=([.$R$20]-[.K25])" office:value-type="float" office:value="47.217">
            <text:p>47,217</text:p>
          </table:table-cell>
          <table:table-cell table:style-name="ce2" table:formula="oooc:=SQRT([.X25] + SIN(RADIANS([.L25]))^2)" office:value-type="float" office:value="1.59149136447046">
            <text:p>1,59</text:p>
          </table:table-cell>
          <table:table-cell table:number-columns-repeated="3"/>
          <table:table-cell table:style-name="ce4" table:formula="oooc:=DEGREES(RADIANS([.L25]-[.P$20])+[.T25])" office:value-type="float" office:value="47.5764003065846">
            <text:p>47,576</text:p>
          </table:table-cell>
          <table:table-cell table:formula="oooc:=SQRT([.N$43]^2 - SIN(RADIANS([.L25]))^2)" office:value-type="float" office:value="1.43512848726125">
            <text:p>1,44</text:p>
          </table:table-cell>
          <table:table-cell table:formula="oooc:=ASIN(SIN([.Q$20])*[.S25] - COS([.Q$20])*SIN(RADIANS([.L25])))" office:value-type="float" office:value="1.10961751191583">
            <text:p>1,11</text:p>
          </table:table-cell>
          <table:table-cell/>
          <table:table-cell table:formula="oooc:=SIN(RADIANS([.M25]-[.L25]+[.$P$20]))" office:value-type="float" office:value="0.892719557220361">
            <text:p>0,89</text:p>
          </table:table-cell>
          <table:table-cell table:formula="oooc:=COS(RADIANS([.$P$20]))*SIN(RADIANS([.L25]))" office:value-type="float" office:value="0.347329185229499">
            <text:p>0,35</text:p>
          </table:table-cell>
          <table:table-cell table:formula="oooc:=(([.V25]+[.W25])/SIN([.$Q$20]))^2" office:value-type="float" office:value="2.0502945115353">
            <text:p>2,05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1.65">
            <text:p>1,65</text:p>
          </table:table-cell>
          <table:table-cell table:style-name="ce2" office:value-type="float" office:value="1.39">
            <text:p>1,39</text:p>
          </table:table-cell>
          <table:table-cell table:style-name="ce2" table:formula="oooc:=[.B26]-[.C26]" office:value-type="float" office:value="0.26">
            <text:p>0,26</text:p>
          </table:table-cell>
          <table:table-cell table:formula="oooc:=([.C21]-[.C26])/5" office:value-type="float" office:value="0.686">
            <text:p>0,69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234.217">
            <text:p>234,217</text:p>
          </table:table-cell>
          <table:table-cell table:formula="oooc:=([.$N$20]-[.J26])" office:value-type="float" office:value="46">
            <text:p>46</text:p>
          </table:table-cell>
          <table:table-cell table:style-name="ce7" table:formula="oooc:=([.$R$20]-[.K26])" office:value-type="float" office:value="46.383">
            <text:p>46,383</text:p>
          </table:table-cell>
          <table:table-cell table:style-name="ce2" table:formula="oooc:=SQRT([.X26] + SIN(RADIANS([.L26]))^2)" office:value-type="float" office:value="1.59104709146434">
            <text:p>1,59</text:p>
          </table:table-cell>
          <table:table-cell table:number-columns-repeated="3"/>
          <table:table-cell table:style-name="ce4" table:formula="oooc:=DEGREES(RADIANS([.L26]-[.P$20])+[.T26])" office:value-type="float" office:value="46.7637007192653">
            <text:p>46,764</text:p>
          </table:table-cell>
          <table:table-cell table:formula="oooc:=SQRT([.N$43]^2 - SIN(RADIANS([.L26]))^2)" office:value-type="float" office:value="1.42291752334641">
            <text:p>1,42</text:p>
          </table:table-cell>
          <table:table-cell table:formula="oooc:=ASIN(SIN([.Q$20])*[.S26] - COS([.Q$20])*SIN(RADIANS([.L26])))" office:value-type="float" office:value="1.06052664324763">
            <text:p>1,06</text:p>
          </table:table-cell>
          <table:table-cell/>
          <table:table-cell table:formula="oooc:=SIN(RADIANS([.M26]-[.L26]+[.$P$20]))" office:value-type="float" office:value="0.869348335732572">
            <text:p>0,87</text:p>
          </table:table-cell>
          <table:table-cell table:formula="oooc:=COS(RADIANS([.$P$20]))*SIN(RADIANS([.L26]))" office:value-type="float" office:value="0.359669900169326">
            <text:p>0,36</text:p>
          </table:table-cell>
          <table:table-cell table:formula="oooc:=(([.V26]+[.W26])/SIN([.$Q$20]))^2" office:value-type="float" office:value="2.01398109890588">
            <text:p>2,01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0.98">
            <text:p>0,98</text:p>
          </table:table-cell>
          <table:table-cell table:style-name="ce2" office:value-type="float" office:value="0.72">
            <text:p>0,72</text:p>
          </table:table-cell>
          <table:table-cell table:style-name="ce2" table:formula="oooc:=[.B27]-[.C27]" office:value-type="float" office:value="0.26">
            <text:p>0,26</text:p>
          </table:table-cell>
          <table:table-cell table:formula="oooc:=([.C22]-[.C27])/5" office:value-type="float" office:value="0.68">
            <text:p>0,68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234.733">
            <text:p>234,733</text:p>
          </table:table-cell>
          <table:table-cell table:formula="oooc:=([.$N$20]-[.J27])" office:value-type="float" office:value="48">
            <text:p>48</text:p>
          </table:table-cell>
          <table:table-cell table:style-name="ce7" table:formula="oooc:=([.$R$20]-[.K27])" office:value-type="float" office:value="45.867">
            <text:p>45,867</text:p>
          </table:table-cell>
          <table:table-cell table:style-name="ce2" table:formula="oooc:=SQRT([.X27] + SIN(RADIANS([.L27]))^2)" office:value-type="float" office:value="1.5910867602994">
            <text:p>1,59</text:p>
          </table:table-cell>
          <table:table-cell table:number-columns-repeated="3"/>
          <table:table-cell table:style-name="ce4" table:formula="oooc:=DEGREES(RADIANS([.L27]-[.P$20])+[.T27])" office:value-type="float" office:value="46.2192687174407">
            <text:p>46,219</text:p>
          </table:table-cell>
          <table:table-cell table:formula="oooc:=SQRT([.N$43]^2 - SIN(RADIANS([.L27]))^2)" office:value-type="float" office:value="1.41063099177768">
            <text:p>1,41</text:p>
          </table:table-cell>
          <table:table-cell table:formula="oooc:=ASIN(SIN([.Q$20])*[.S27] - COS([.Q$20])*SIN(RADIANS([.L27])))" office:value-type="float" office:value="1.01611792722268">
            <text:p>1,02</text:p>
          </table:table-cell>
          <table:table-cell/>
          <table:table-cell table:formula="oooc:=SIN(RADIANS([.M27]-[.L27]+[.$P$20]))" office:value-type="float" office:value="0.846815717281726">
            <text:p>0,85</text:p>
          </table:table-cell>
          <table:table-cell table:formula="oooc:=COS(RADIANS([.$P$20]))*SIN(RADIANS([.L27]))" office:value-type="float" office:value="0.371572412738697">
            <text:p>0,37</text:p>
          </table:table-cell>
          <table:table-cell table:formula="oooc:=(([.V27]+[.W27])/SIN([.$Q$20]))^2" office:value-type="float" office:value="1.97929284716622">
            <text:p>1,98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0.26">
            <text:p>0,26</text:p>
          </table:table-cell>
          <table:table-cell table:style-name="ce2" office:value-type="float" office:value="0.02">
            <text:p>0,02</text:p>
          </table:table-cell>
          <table:table-cell table:style-name="ce2" table:formula="oooc:=[.B28]-[.C28]" office:value-type="float" office:value="0.24">
            <text:p>0,24</text:p>
          </table:table-cell>
          <table:table-cell table:formula="oooc:=([.C23]-[.C28])/5" office:value-type="float" office:value="0.684">
            <text:p>0,68</text:p>
          </table:table-cell>
          <table:table-cell table:number-columns-repeated="2"/>
          <table:table-cell table:formula="oooc:=DEGREES(PI())" office:value-type="float" office:value="180">
            <text:p>180</text:p>
          </table:table-cell>
          <table:table-cell/>
          <table:table-cell office:value-type="float" office:value="5">
            <text:p>5</text:p>
          </table:table-cell>
          <table:table-cell office:value-type="float" office:value="235.067">
            <text:p>235,067</text:p>
          </table:table-cell>
          <table:table-cell table:formula="oooc:=([.$N$20]-[.J28])" office:value-type="float" office:value="50">
            <text:p>50</text:p>
          </table:table-cell>
          <table:table-cell table:style-name="ce7" table:formula="oooc:=([.$R$20]-[.K28])" office:value-type="float" office:value="45.533">
            <text:p>45,533</text:p>
          </table:table-cell>
          <table:table-cell table:style-name="ce2" table:formula="oooc:=SQRT([.X28] + SIN(RADIANS([.L28]))^2)" office:value-type="float" office:value="1.59085416674236">
            <text:p>1,59</text:p>
          </table:table-cell>
          <table:table-cell table:number-columns-repeated="3"/>
          <table:table-cell table:style-name="ce4" table:formula="oooc:=DEGREES(RADIANS([.L28]-[.P$20])+[.T28])" office:value-type="float" office:value="45.8902541729151">
            <text:p>45,890</text:p>
          </table:table-cell>
          <table:table-cell table:formula="oooc:=SQRT([.N$43]^2 - SIN(RADIANS([.L28]))^2)" office:value-type="float" office:value="1.39832755024138">
            <text:p>1,4</text:p>
          </table:table-cell>
          <table:table-cell table:formula="oooc:=ASIN(SIN([.Q$20])*[.S28] - COS([.Q$20])*SIN(RADIANS([.L28])))" office:value-type="float" office:value="0.975468955093869">
            <text:p>0,98</text:p>
          </table:table-cell>
          <table:table-cell/>
          <table:table-cell table:formula="oooc:=SIN(RADIANS([.M28]-[.L28]+[.$P$20]))" office:value-type="float" office:value="0.824452278484324">
            <text:p>0,82</text:p>
          </table:table-cell>
          <table:table-cell table:formula="oooc:=COS(RADIANS([.$P$20]))*SIN(RADIANS([.L28]))" office:value-type="float" office:value="0.383022221559489">
            <text:p>0,38</text:p>
          </table:table-cell>
          <table:table-cell table:formula="oooc:=(([.V28]+[.W28])/SIN([.$Q$20]))^2" office:value-type="float" office:value="1.94399289100808">
            <text:p>1,94</text:p>
          </table:table-cell>
        </table:table-row>
        <table:table-row table:style-name="ro2">
          <table:table-cell table:number-columns-repeated="3"/>
          <table:table-cell table:formula="oooc:=AVERAGE([.D19:.D28])" office:value-type="float" office:value="0.249">
            <text:p>0,25</text:p>
          </table:table-cell>
          <table:table-cell table:style-name="ce4" table:formula="oooc:=AVERAGE([.E19:.E28])" office:value-type="float" office:value="0.6842">
            <text:p>0,68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35.15">
            <text:p>235,150</text:p>
          </table:table-cell>
          <table:table-cell table:formula="oooc:=([.$N$20]-[.J29])" office:value-type="float" office:value="52">
            <text:p>52</text:p>
          </table:table-cell>
          <table:table-cell table:style-name="ce7" table:formula="oooc:=([.$R$20]-[.K29])" office:value-type="float" office:value="45.45">
            <text:p>45,450</text:p>
          </table:table-cell>
          <table:table-cell table:style-name="ce2" table:formula="oooc:=SQRT([.X29] + SIN(RADIANS([.L29]))^2)" office:value-type="float" office:value="1.59137282986425">
            <text:p>1,59</text:p>
          </table:table-cell>
          <table:table-cell table:number-columns-repeated="3"/>
          <table:table-cell table:style-name="ce4" table:formula="oooc:=DEGREES(RADIANS([.L29]-[.P$20])+[.T29])" office:value-type="float" office:value="45.7422174316015">
            <text:p>45,742</text:p>
          </table:table-cell>
          <table:table-cell table:formula="oooc:=SQRT([.N$43]^2 - SIN(RADIANS([.L29]))^2)" office:value-type="float" office:value="1.38606748710071">
            <text:p>1,39</text:p>
          </table:table-cell>
          <table:table-cell table:formula="oooc:=ASIN(SIN([.Q$20])*[.S29] - COS([.Q$20])*SIN(RADIANS([.L29])))" office:value-type="float" office:value="0.937978641504136">
            <text:p>0,94</text:p>
          </table:table-cell>
          <table:table-cell/>
          <table:table-cell table:formula="oooc:=SIN(RADIANS([.M29]-[.L29]+[.$P$20]))" office:value-type="float" office:value="0.803337473792382">
            <text:p>0,8</text:p>
          </table:table-cell>
          <table:table-cell table:formula="oooc:=COS(RADIANS([.$P$20]))*SIN(RADIANS([.L29]))" office:value-type="float" office:value="0.394005376803361">
            <text:p>0,39</text:p>
          </table:table-cell>
          <table:table-cell table:formula="oooc:=(([.V29]+[.W29])/SIN([.$Q$20]))^2" office:value-type="float" office:value="1.91150653583032">
            <text:p>1,91</text:p>
          </table:table-cell>
        </table:table-row>
        <table:table-row table:style-name="ro2">
          <table:table-cell table:number-columns-repeated="3"/>
          <table:table-cell table:formula="oooc:=STDEV([.D19:.D28])" office:value-type="float" office:value="0.0185292561462499">
            <text:p>0,02</text:p>
          </table:table-cell>
          <table:table-cell table:style-name="ce4" table:formula="oooc:=STDEV([.E19:.E28])" office:value-type="float" office:value="0.00436653943835006">
            <text:p>0,00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35.1">
            <text:p>235,100</text:p>
          </table:table-cell>
          <table:table-cell table:formula="oooc:=([.$N$20]-[.J30])" office:value-type="float" office:value="54">
            <text:p>54</text:p>
          </table:table-cell>
          <table:table-cell table:style-name="ce7" table:formula="oooc:=([.$R$20]-[.K30])" office:value-type="float" office:value="45.5">
            <text:p>45,500</text:p>
          </table:table-cell>
          <table:table-cell table:style-name="ce2" table:formula="oooc:=SQRT([.X30] + SIN(RADIANS([.L30]))^2)" office:value-type="float" office:value="1.59169818043056">
            <text:p>1,59</text:p>
          </table:table-cell>
          <table:table-cell table:number-columns-repeated="3"/>
          <table:table-cell table:style-name="ce4" table:formula="oooc:=DEGREES(RADIANS([.L30]-[.P$20])+[.T30])" office:value-type="float" office:value="45.7516372562845">
            <text:p>45,752</text:p>
          </table:table-cell>
          <table:table-cell table:formula="oooc:=SQRT([.N$43]^2 - SIN(RADIANS([.L30]))^2)" office:value-type="float" office:value="1.37391248972052">
            <text:p>1,37</text:p>
          </table:table-cell>
          <table:table-cell table:formula="oooc:=ASIN(SIN([.Q$20])*[.S30] - COS([.Q$20])*SIN(RADIANS([.L30])))" office:value-type="float" office:value="0.90323646341993">
            <text:p>0,9</text:p>
          </table:table-cell>
          <table:table-cell/>
          <table:table-cell table:formula="oooc:=SIN(RADIANS([.M30]-[.L30]+[.$P$20]))" office:value-type="float" office:value="0.782608156852414">
            <text:p>0,78</text:p>
          </table:table-cell>
          <table:table-cell table:formula="oooc:=COS(RADIANS([.$P$20]))*SIN(RADIANS([.L30]))" office:value-type="float" office:value="0.404508497187474">
            <text:p>0,4</text:p>
          </table:table-cell>
          <table:table-cell table:formula="oooc:=(([.V30]+[.W30])/SIN([.$Q$20]))^2" office:value-type="float" office:value="1.87899460039848">
            <text:p>1,88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59">
            <text:p>359</text:p>
          </table:table-cell>
          <table:table-cell office:value-type="float" office:value="234.85">
            <text:p>234,850</text:p>
          </table:table-cell>
          <table:table-cell table:formula="oooc:=([.$N$20]-[.J31])+360" office:value-type="float" office:value="56">
            <text:p>56</text:p>
          </table:table-cell>
          <table:table-cell table:style-name="ce7" table:formula="oooc:=([.$R$20]-[.K31])" office:value-type="float" office:value="45.75">
            <text:p>45,750</text:p>
          </table:table-cell>
          <table:table-cell table:style-name="ce2" table:formula="oooc:=SQRT([.X31] + SIN(RADIANS([.L31]))^2)" office:value-type="float" office:value="1.59272324178098">
            <text:p>1,59</text:p>
          </table:table-cell>
          <table:table-cell table:number-columns-repeated="3"/>
          <table:table-cell table:style-name="ce4" table:formula="oooc:=DEGREES(RADIANS([.L31]-[.P$20])+[.T31])" office:value-type="float" office:value="45.9019379821793">
            <text:p>45,902</text:p>
          </table:table-cell>
          <table:table-cell table:formula="oooc:=SQRT([.N$43]^2 - SIN(RADIANS([.L31]))^2)" office:value-type="float" office:value="1.36192537603555">
            <text:p>1,36</text:p>
          </table:table-cell>
          <table:table-cell table:formula="oooc:=ASIN(SIN([.Q$20])*[.S31] - COS([.Q$20])*SIN(RADIANS([.L31])))" office:value-type="float" office:value="0.870953120915044">
            <text:p>0,87</text:p>
          </table:table-cell>
          <table:table-cell/>
          <table:table-cell table:formula="oooc:=SIN(RADIANS([.M31]-[.L31]+[.$P$20]))" office:value-type="float" office:value="0.763232469782529">
            <text:p>0,76</text:p>
          </table:table-cell>
          <table:table-cell table:formula="oooc:=COS(RADIANS([.$P$20]))*SIN(RADIANS([.L31]))" office:value-type="float" office:value="0.414518786277521">
            <text:p>0,41</text:p>
          </table:table-cell>
          <table:table-cell table:formula="oooc:=(([.V31]+[.W31])/SIN([.$Q$20]))^2" office:value-type="float" office:value="1.84946402820137">
            <text:p>1,85</text:p>
          </table:table-cell>
        </table:table-row>
        <table:table-row table:style-name="ro2">
          <table:table-cell table:number-columns-repeated="3"/>
          <table:table-cell office:value-type="string">
            <text:p>t</text:p>
          </table:table-cell>
          <table:table-cell table:style-name="ce5" table:formula="oooc:=([.D29]/[.E29])*([.H19]/2)" office:value-type="float" office:value="0.000000107176995030693">
            <text:p>1,07E-007</text:p>
          </table:table-cell>
          <table:table-cell table:style-name="ce5" table:formula="oooc:=[.E32]*SQRT(([.D30]/[.D29])^2 + ([.E30]/[.E29])^2)" office:value-type="float" office:value="0.00000000800481905139778">
            <text:p>8,00E-009</text:p>
          </table:table-cell>
          <table:table-cell table:number-columns-repeated="3"/>
          <table:table-cell office:value-type="float" office:value="357">
            <text:p>357</text:p>
          </table:table-cell>
          <table:table-cell office:value-type="float" office:value="234.517">
            <text:p>234,517</text:p>
          </table:table-cell>
          <table:table-cell table:formula="oooc:=([.$N$20]-[.J32])+360" office:value-type="float" office:value="58">
            <text:p>58</text:p>
          </table:table-cell>
          <table:table-cell table:style-name="ce7" table:formula="oooc:=([.$R$20]-[.K32])" office:value-type="float" office:value="46.083">
            <text:p>46,083</text:p>
          </table:table-cell>
          <table:table-cell table:style-name="ce2" table:formula="oooc:=SQRT([.X32] + SIN(RADIANS([.L32]))^2)" office:value-type="float" office:value="1.59329185128268">
            <text:p>1,59</text:p>
          </table:table-cell>
          <table:table-cell table:number-columns-repeated="3"/>
          <table:table-cell table:style-name="ce4" table:formula="oooc:=DEGREES(RADIANS([.L32]-[.P$20])+[.T32])" office:value-type="float" office:value="46.1812026691023">
            <text:p>46,181</text:p>
          </table:table-cell>
          <table:table-cell table:formula="oooc:=SQRT([.N$43]^2 - SIN(RADIANS([.L32]))^2)" office:value-type="float" office:value="1.35016978680571">
            <text:p>1,35</text:p>
          </table:table-cell>
          <table:table-cell table:formula="oooc:=ASIN(SIN([.Q$20])*[.S32] - COS([.Q$20])*SIN(RADIANS([.L32])))" office:value-type="float" office:value="0.840920624146515">
            <text:p>0,84</text:p>
          </table:table-cell>
          <table:table-cell/>
          <table:table-cell table:formula="oooc:=SIN(RADIANS([.M32]-[.L32]+[.$P$20]))" office:value-type="float" office:value="0.744113363563474">
            <text:p>0,74</text:p>
          </table:table-cell>
          <table:table-cell table:formula="oooc:=COS(RADIANS([.$P$20]))*SIN(RADIANS([.L32]))" office:value-type="float" office:value="0.424024048078213">
            <text:p>0,42</text:p>
          </table:table-cell>
          <table:table-cell table:formula="oooc:=(([.V32]+[.W32])/SIN([.$Q$20]))^2" office:value-type="float" office:value="1.81939334996925">
            <text:p>1,82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55">
            <text:p>355</text:p>
          </table:table-cell>
          <table:table-cell office:value-type="float" office:value="234.067">
            <text:p>234,067</text:p>
          </table:table-cell>
          <table:table-cell table:formula="oooc:=([.$N$20]-[.J33])+360" office:value-type="float" office:value="60">
            <text:p>60</text:p>
          </table:table-cell>
          <table:table-cell table:style-name="ce7" table:formula="oooc:=([.$R$20]-[.K33])" office:value-type="float" office:value="46.533">
            <text:p>46,533</text:p>
          </table:table-cell>
          <table:table-cell table:style-name="ce2" table:formula="oooc:=SQRT([.X33] + SIN(RADIANS([.L33]))^2)" office:value-type="float" office:value="1.59385445006424">
            <text:p>1,59</text:p>
          </table:table-cell>
          <table:table-cell table:number-columns-repeated="3"/>
          <table:table-cell table:style-name="ce4" table:formula="oooc:=DEGREES(RADIANS([.L33]-[.P$20])+[.T33])" office:value-type="float" office:value="46.5807699863209">
            <text:p>46,581</text:p>
          </table:table-cell>
          <table:table-cell table:formula="oooc:=SQRT([.N$43]^2 - SIN(RADIANS([.L33]))^2)" office:value-type="float" office:value="1.33870983659549">
            <text:p>1,34</text:p>
          </table:table-cell>
          <table:table-cell table:formula="oooc:=ASIN(SIN([.Q$20])*[.S33] - COS([.Q$20])*SIN(RADIANS([.L33])))" office:value-type="float" office:value="0.812987804375453">
            <text:p>0,81</text:p>
          </table:table-cell>
          <table:table-cell/>
          <table:table-cell table:formula="oooc:=SIN(RADIANS([.M33]-[.L33]+[.$P$20]))" office:value-type="float" office:value="0.725770714451054">
            <text:p>0,73</text:p>
          </table:table-cell>
          <table:table-cell table:formula="oooc:=COS(RADIANS([.$P$20]))*SIN(RADIANS([.L33]))" office:value-type="float" office:value="0.433012701892219">
            <text:p>0,43</text:p>
          </table:table-cell>
          <table:table-cell table:formula="oooc:=(([.V33]+[.W33])/SIN([.$Q$20]))^2" office:value-type="float" office:value="1.79037200798959">
            <text:p>1,79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53">
            <text:p>353</text:p>
          </table:table-cell>
          <table:table-cell office:value-type="float" office:value="233.55">
            <text:p>233,550</text:p>
          </table:table-cell>
          <table:table-cell table:formula="oooc:=([.$N$20]-[.J34])+360" office:value-type="float" office:value="62">
            <text:p>62</text:p>
          </table:table-cell>
          <table:table-cell table:style-name="ce7" table:formula="oooc:=([.$R$20]-[.K34])" office:value-type="float" office:value="47.05">
            <text:p>47,050</text:p>
          </table:table-cell>
          <table:table-cell table:style-name="ce2" table:formula="oooc:=SQRT([.X34] + SIN(RADIANS([.L34]))^2)" office:value-type="float" office:value="1.59388495877211">
            <text:p>1,59</text:p>
          </table:table-cell>
          <table:table-cell table:number-columns-repeated="3"/>
          <table:table-cell table:style-name="ce4" table:formula="oooc:=DEGREES(RADIANS([.L34]-[.P$20])+[.T34])" office:value-type="float" office:value="47.0943274308115">
            <text:p>47,094</text:p>
          </table:table-cell>
          <table:table-cell table:formula="oooc:=SQRT([.N$43]^2 - SIN(RADIANS([.L34]))^2)" office:value-type="float" office:value="1.32760972234394">
            <text:p>1,33</text:p>
          </table:table-cell>
          <table:table-cell table:formula="oooc:=ASIN(SIN([.Q$20])*[.S34] - COS([.Q$20])*SIN(RADIANS([.L34])))" office:value-type="float" office:value="0.787044487640057">
            <text:p>0,79</text:p>
          </table:table-cell>
          <table:table-cell/>
          <table:table-cell table:formula="oooc:=SIN(RADIANS([.M34]-[.L34]+[.$P$20]))" office:value-type="float" office:value="0.707723578936684">
            <text:p>0,71</text:p>
          </table:table-cell>
          <table:table-cell table:formula="oooc:=COS(RADIANS([.$P$20]))*SIN(RADIANS([.L34]))" office:value-type="float" office:value="0.441473796429464">
            <text:p>0,44</text:p>
          </table:table-cell>
          <table:table-cell table:formula="oooc:=(([.V34]+[.W34])/SIN([.$Q$20]))^2" office:value-type="float" office:value="1.76087281006459">
            <text:p>1,76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51">
            <text:p>351</text:p>
          </table:table-cell>
          <table:table-cell office:value-type="float" office:value="232.817">
            <text:p>232,817</text:p>
          </table:table-cell>
          <table:table-cell table:formula="oooc:=([.$N$20]-[.J35])+360" office:value-type="float" office:value="64">
            <text:p>64</text:p>
          </table:table-cell>
          <table:table-cell table:style-name="ce7" table:formula="oooc:=([.$R$20]-[.K35])" office:value-type="float" office:value="47.783">
            <text:p>47,783</text:p>
          </table:table-cell>
          <table:table-cell table:style-name="ce2" table:formula="oooc:=SQRT([.X35] + SIN(RADIANS([.L35]))^2)" office:value-type="float" office:value="1.59520035440244">
            <text:p>1,6</text:p>
          </table:table-cell>
          <table:table-cell table:number-columns-repeated="3"/>
          <table:table-cell table:style-name="ce4" table:formula="oooc:=DEGREES(RADIANS([.L35]-[.P$20])+[.T35])" office:value-type="float" office:value="47.7172989638955">
            <text:p>47,717</text:p>
          </table:table-cell>
          <table:table-cell table:formula="oooc:=SQRT([.N$43]^2 - SIN(RADIANS([.L35]))^2)" office:value-type="float" office:value="1.31693328947775">
            <text:p>1,32</text:p>
          </table:table-cell>
          <table:table-cell table:formula="oooc:=ASIN(SIN([.Q$20])*[.S35] - COS([.Q$20])*SIN(RADIANS([.L35])))" office:value-type="float" office:value="0.763010806998682">
            <text:p>0,76</text:p>
          </table:table-cell>
          <table:table-cell/>
          <table:table-cell table:formula="oooc:=SIN(RADIANS([.M35]-[.L35]+[.$P$20]))" office:value-type="float" office:value="0.691928992836698">
            <text:p>0,69</text:p>
          </table:table-cell>
          <table:table-cell table:formula="oooc:=COS(RADIANS([.$P$20]))*SIN(RADIANS([.L35]))" office:value-type="float" office:value="0.449397023149584">
            <text:p>0,45</text:p>
          </table:table-cell>
          <table:table-cell table:formula="oooc:=(([.V35]+[.W35])/SIN([.$Q$20]))^2" office:value-type="float" office:value="1.73683343302283">
            <text:p>1,7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49">
            <text:p>349</text:p>
          </table:table-cell>
          <table:table-cell office:value-type="float" office:value="232.133">
            <text:p>232,133</text:p>
          </table:table-cell>
          <table:table-cell table:formula="oooc:=([.$N$20]-[.J36])+360" office:value-type="float" office:value="66">
            <text:p>66</text:p>
          </table:table-cell>
          <table:table-cell table:style-name="ce7" table:formula="oooc:=([.$R$20]-[.K36])" office:value-type="float" office:value="48.467">
            <text:p>48,467</text:p>
          </table:table-cell>
          <table:table-cell table:style-name="ce2" table:formula="oooc:=SQRT([.X36] + SIN(RADIANS([.L36]))^2)" office:value-type="float" office:value="1.59466110415979">
            <text:p>1,59</text:p>
          </table:table-cell>
          <table:table-cell table:number-columns-repeated="3"/>
          <table:table-cell table:style-name="ce4" table:formula="oooc:=DEGREES(RADIANS([.L36]-[.P$20])+[.T36])" office:value-type="float" office:value="48.446415212255">
            <text:p>48,446</text:p>
          </table:table-cell>
          <table:table-cell table:formula="oooc:=SQRT([.N$43]^2 - SIN(RADIANS([.L36]))^2)" office:value-type="float" office:value="1.30674355686879">
            <text:p>1,31</text:p>
          </table:table-cell>
          <table:table-cell table:formula="oooc:=ASIN(SIN([.Q$20])*[.S36] - COS([.Q$20])*SIN(RADIANS([.L36])))" office:value-type="float" office:value="0.740829701122457">
            <text:p>0,74</text:p>
          </table:table-cell>
          <table:table-cell/>
          <table:table-cell table:formula="oooc:=SIN(RADIANS([.M36]-[.L36]+[.$P$20]))" office:value-type="float" office:value="0.675165454321009">
            <text:p>0,68</text:p>
          </table:table-cell>
          <table:table-cell table:formula="oooc:=COS(RADIANS([.$P$20]))*SIN(RADIANS([.L36]))" office:value-type="float" office:value="0.456772728821301">
            <text:p>0,46</text:p>
          </table:table-cell>
          <table:table-cell table:formula="oooc:=(([.V36]+[.W36])/SIN([.$Q$20]))^2" office:value-type="float" office:value="1.70837873394068">
            <text:p>1,7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47">
            <text:p>347</text:p>
          </table:table-cell>
          <table:table-cell office:value-type="float" office:value="231.2">
            <text:p>231,200</text:p>
          </table:table-cell>
          <table:table-cell table:formula="oooc:=([.$N$20]-[.J37])+360" office:value-type="float" office:value="68">
            <text:p>68</text:p>
          </table:table-cell>
          <table:table-cell table:style-name="ce7" table:formula="oooc:=([.$R$20]-[.K37])" office:value-type="float" office:value="49.4">
            <text:p>49,400</text:p>
          </table:table-cell>
          <table:table-cell table:style-name="ce2" table:formula="oooc:=SQRT([.X37] + SIN(RADIANS([.L37]))^2)" office:value-type="float" office:value="1.59589513763643">
            <text:p>1,6</text:p>
          </table:table-cell>
          <table:table-cell table:number-columns-repeated="3"/>
          <table:table-cell table:style-name="ce4" table:formula="oooc:=DEGREES(RADIANS([.L37]-[.P$20])+[.T37])" office:value-type="float" office:value="49.2794011323296">
            <text:p>49,279</text:p>
          </table:table-cell>
          <table:table-cell table:formula="oooc:=SQRT([.N$43]^2 - SIN(RADIANS([.L37]))^2)" office:value-type="float" office:value="1.29710220353995">
            <text:p>1,3</text:p>
          </table:table-cell>
          <table:table-cell table:formula="oooc:=ASIN(SIN([.Q$20])*[.S37] - COS([.Q$20])*SIN(RADIANS([.L37])))" office:value-type="float" office:value="0.720461463010626">
            <text:p>0,72</text:p>
          </table:table-cell>
          <table:table-cell/>
          <table:table-cell table:formula="oooc:=SIN(RADIANS([.M37]-[.L37]+[.$P$20]))" office:value-type="float" office:value="0.661311865323652">
            <text:p>0,66</text:p>
          </table:table-cell>
          <table:table-cell table:formula="oooc:=COS(RADIANS([.$P$20]))*SIN(RADIANS([.L37]))" office:value-type="float" office:value="0.463591927283394">
            <text:p>0,46</text:p>
          </table:table-cell>
          <table:table-cell table:formula="oooc:=(([.V37]+[.W37])/SIN([.$Q$20]))^2" office:value-type="float" office:value="1.68721139016229">
            <text:p>1,69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45">
            <text:p>345</text:p>
          </table:table-cell>
          <table:table-cell office:value-type="float" office:value="230.3">
            <text:p>230,300</text:p>
          </table:table-cell>
          <table:table-cell table:formula="oooc:=([.$N$20]-[.J38])+360" office:value-type="float" office:value="70">
            <text:p>70</text:p>
          </table:table-cell>
          <table:table-cell table:style-name="ce7" table:formula="oooc:=([.$R$20]-[.K38])" office:value-type="float" office:value="50.3">
            <text:p>50,300</text:p>
          </table:table-cell>
          <table:table-cell table:style-name="ce2" table:formula="oooc:=SQRT([.X38] + SIN(RADIANS([.L38]))^2)" office:value-type="float" office:value="1.59546976298285">
            <text:p>1,6</text:p>
          </table:table-cell>
          <table:table-cell table:number-columns-repeated="3"/>
          <table:table-cell table:style-name="ce4" table:formula="oooc:=DEGREES(RADIANS([.L38]-[.P$20])+[.T38])" office:value-type="float" office:value="50.2147416997705">
            <text:p>50,215</text:p>
          </table:table-cell>
          <table:table-cell table:formula="oooc:=SQRT([.N$43]^2 - SIN(RADIANS([.L38]))^2)" office:value-type="float" office:value="1.2880690218455">
            <text:p>1,29</text:p>
          </table:table-cell>
          <table:table-cell table:formula="oooc:=ASIN(SIN([.Q$20])*[.S38] - COS([.Q$20])*SIN(RADIANS([.L38])))" office:value-type="float" office:value="0.701879650500057">
            <text:p>0,7</text:p>
          </table:table-cell>
          <table:table-cell/>
          <table:table-cell table:formula="oooc:=SIN(RADIANS([.M38]-[.L38]+[.$P$20]))" office:value-type="float" office:value="0.64678977951046">
            <text:p>0,65</text:p>
          </table:table-cell>
          <table:table-cell table:formula="oooc:=COS(RADIANS([.$P$20]))*SIN(RADIANS([.L38]))" office:value-type="float" office:value="0.469846310392954">
            <text:p>0,47</text:p>
          </table:table-cell>
          <table:table-cell table:formula="oooc:=(([.V38]+[.W38])/SIN([.$Q$20]))^2" office:value-type="float" office:value="1.66250154303305">
            <text:p>1,66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43">
            <text:p>343</text:p>
          </table:table-cell>
          <table:table-cell office:value-type="float" office:value="229.267">
            <text:p>229,267</text:p>
          </table:table-cell>
          <table:table-cell table:formula="oooc:=([.$N$20]-[.J39])+360" office:value-type="float" office:value="72">
            <text:p>72</text:p>
          </table:table-cell>
          <table:table-cell table:style-name="ce7" table:formula="oooc:=([.$R$20]-[.K39])" office:value-type="float" office:value="51.333">
            <text:p>51,333</text:p>
          </table:table-cell>
          <table:table-cell table:style-name="ce2" table:formula="oooc:=SQRT([.X39] + SIN(RADIANS([.L39]))^2)" office:value-type="float" office:value="1.59543067549604">
            <text:p>1,6</text:p>
          </table:table-cell>
          <table:table-cell table:number-columns-repeated="3"/>
          <table:table-cell table:style-name="ce4" table:formula="oooc:=DEGREES(RADIANS([.L39]-[.P$20])+[.T39])" office:value-type="float" office:value="51.2515009597843">
            <text:p>51,252</text:p>
          </table:table-cell>
          <table:table-cell table:formula="oooc:=SQRT([.N$43]^2 - SIN(RADIANS([.L39]))^2)" office:value-type="float" office:value="1.27970134383381">
            <text:p>1,28</text:p>
          </table:table-cell>
          <table:table-cell table:formula="oooc:=ASIN(SIN([.Q$20])*[.S39] - COS([.Q$20])*SIN(RADIANS([.L39])))" office:value-type="float" office:value="0.685067928097951">
            <text:p>0,69</text:p>
          </table:table-cell>
          <table:table-cell/>
          <table:table-cell table:formula="oooc:=SIN(RADIANS([.M39]-[.L39]+[.$P$20]))" office:value-type="float" office:value="0.633826467512663">
            <text:p>0,63</text:p>
          </table:table-cell>
          <table:table-cell table:formula="oooc:=COS(RADIANS([.$P$20]))*SIN(RADIANS([.L39]))" office:value-type="float" office:value="0.475528258147577">
            <text:p>0,48</text:p>
          </table:table-cell>
          <table:table-cell table:formula="oooc:=(([.V39]+[.W39])/SIN([.$Q$20]))^2" office:value-type="float" office:value="1.64089054312627">
            <text:p>1,64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41">
            <text:p>341</text:p>
          </table:table-cell>
          <table:table-cell office:value-type="float" office:value="227.883">
            <text:p>227,883</text:p>
          </table:table-cell>
          <table:table-cell table:formula="oooc:=([.$N$20]-[.J40])+360" office:value-type="float" office:value="74">
            <text:p>74</text:p>
          </table:table-cell>
          <table:table-cell table:style-name="ce7" table:formula="oooc:=([.$R$20]-[.K40])" office:value-type="float" office:value="52.717">
            <text:p>52,717</text:p>
          </table:table-cell>
          <table:table-cell table:style-name="ce2" table:formula="oooc:=SQRT([.X40] + SIN(RADIANS([.L40]))^2)" office:value-type="float" office:value="1.59853532327897">
            <text:p>1,6</text:p>
          </table:table-cell>
          <table:table-cell table:number-columns-repeated="3"/>
          <table:table-cell table:style-name="ce4" table:formula="oooc:=DEGREES(RADIANS([.L40]-[.P$20])+[.T40])" office:value-type="float" office:value="52.3891786410121">
            <text:p>52,389</text:p>
          </table:table-cell>
          <table:table-cell table:formula="oooc:=SQRT([.N$43]^2 - SIN(RADIANS([.L40]))^2)" office:value-type="float" office:value="1.27205344955285">
            <text:p>1,27</text:p>
          </table:table-cell>
          <table:table-cell table:formula="oooc:=ASIN(SIN([.Q$20])*[.S40] - COS([.Q$20])*SIN(RADIANS([.L40])))" office:value-type="float" office:value="0.670017564421943">
            <text:p>0,67</text:p>
          </table:table-cell>
          <table:table-cell/>
          <table:table-cell table:formula="oooc:=SIN(RADIANS([.M40]-[.L40]+[.$P$20]))" office:value-type="float" office:value="0.625474187174109">
            <text:p>0,63</text:p>
          </table:table-cell>
          <table:table-cell table:formula="oooc:=COS(RADIANS([.$P$20]))*SIN(RADIANS([.L40]))" office:value-type="float" office:value="0.48063084796916">
            <text:p>0,48</text:p>
          </table:table-cell>
          <table:table-cell table:formula="oooc:=(([.V40]+[.W40])/SIN([.$Q$20]))^2" office:value-type="float" office:value="1.63129113169239">
            <text:p>1,63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39">
            <text:p>339</text:p>
          </table:table-cell>
          <table:table-cell office:value-type="float" office:value="226.45">
            <text:p>226,450</text:p>
          </table:table-cell>
          <table:table-cell table:formula="oooc:=([.$N$20]-[.J41])+360" office:value-type="float" office:value="76">
            <text:p>76</text:p>
          </table:table-cell>
          <table:table-cell table:style-name="ce7" table:formula="oooc:=([.$R$20]-[.K41])" office:value-type="float" office:value="54.15">
            <text:p>54,150</text:p>
          </table:table-cell>
          <table:table-cell table:style-name="ce2" table:formula="oooc:=SQRT([.X41] + SIN(RADIANS([.L41]))^2)" office:value-type="float" office:value="1.60101138845812">
            <text:p>1,6</text:p>
          </table:table-cell>
          <table:table-cell table:number-columns-repeated="3"/>
          <table:table-cell table:style-name="ce4" table:formula="oooc:=DEGREES(RADIANS([.L41]-[.P$20])+[.T41])" office:value-type="float" office:value="53.6275940556339">
            <text:p>53,628</text:p>
          </table:table-cell>
          <table:table-cell table:formula="oooc:=SQRT([.N$43]^2 - SIN(RADIANS([.L41]))^2)" office:value-type="float" office:value="1.26517596806454">
            <text:p>1,27</text:p>
          </table:table-cell>
          <table:table-cell table:formula="oooc:=ASIN(SIN([.Q$20])*[.S41] - COS([.Q$20])*SIN(RADIANS([.L41])))" office:value-type="float" office:value="0.656725405874659">
            <text:p>0,66</text:p>
          </table:table-cell>
          <table:table-cell/>
          <table:table-cell table:formula="oooc:=SIN(RADIANS([.M41]-[.L41]+[.$P$20]))" office:value-type="float" office:value="0.61772237046038">
            <text:p>0,62</text:p>
          </table:table-cell>
          <table:table-cell table:formula="oooc:=COS(RADIANS([.$P$20]))*SIN(RADIANS([.L41]))" office:value-type="float" office:value="0.485147863137998">
            <text:p>0,49</text:p>
          </table:table-cell>
          <table:table-cell table:formula="oooc:=(([.V41]+[.W41])/SIN([.$Q$20]))^2" office:value-type="float" office:value="1.62176366954312">
            <text:p>1,62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office:value-type="float" office:value="337">
            <text:p>337</text:p>
          </table:table-cell>
          <table:table-cell office:value-type="float" office:value="225.1">
            <text:p>225,100</text:p>
          </table:table-cell>
          <table:table-cell table:formula="oooc:=([.$N$20]-[.J42])+360" office:value-type="float" office:value="78">
            <text:p>78</text:p>
          </table:table-cell>
          <table:table-cell table:style-name="ce7" table:formula="oooc:=([.$R$20]-[.K42])" office:value-type="float" office:value="55.5">
            <text:p>55,500</text:p>
          </table:table-cell>
          <table:table-cell table:style-name="ce2" table:formula="oooc:=SQRT([.X42] + SIN(RADIANS([.L42]))^2)" office:value-type="float" office:value="1.6011752922876">
            <text:p>1,6</text:p>
          </table:table-cell>
          <table:table-cell table:number-columns-repeated="3"/>
          <table:table-cell table:style-name="ce4" table:formula="oooc:=DEGREES(RADIANS([.L42]-[.P$20])+[.T42])" office:value-type="float" office:value="54.9667905561765">
            <text:p>54,967</text:p>
          </table:table-cell>
          <table:table-cell table:formula="oooc:=SQRT([.N$43]^2 - SIN(RADIANS([.L42]))^2)" office:value-type="float" office:value="1.25911528375134">
            <text:p>1,26</text:p>
          </table:table-cell>
          <table:table-cell table:formula="oooc:=ASIN(SIN([.Q$20])*[.S42] - COS([.Q$20])*SIN(RADIANS([.L42])))" office:value-type="float" office:value="0.645192209100426">
            <text:p>0,65</text:p>
          </table:table-cell>
          <table:table-cell/>
          <table:table-cell table:formula="oooc:=SIN(RADIANS([.M42]-[.L42]+[.$P$20]))" office:value-type="float" office:value="0.608761429008721">
            <text:p>0,61</text:p>
          </table:table-cell>
          <table:table-cell table:formula="oooc:=COS(RADIANS([.$P$20]))*SIN(RADIANS([.L42]))" office:value-type="float" office:value="0.489073800366903">
            <text:p>0,49</text:p>
          </table:table-cell>
          <table:table-cell table:formula="oooc:=(([.V42]+[.W42])/SIN([.$Q$20]))^2" office:value-type="float" office:value="1.60698958781097">
            <text:p>1,6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ce4" table:formula="oooc:=AVERAGE([.N23:.N42])" office:value-type="float" office:value="1.5944102441334">
            <text:p>1,594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ce4" table:formula="oooc:=STDEV([.N23:.N42])" office:value-type="float" office:value="0.00315721147926009">
            <text:p>0,003</text:p>
          </table:table-cell>
          <table:table-cell table:number-columns-repeated="10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6">16.11.2009</text:date>, <text:time>17:17:3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ie</meta:initial-creator>
    <meta:creation-date>2009-11-15T17:06:38</meta:creation-date>
    <dc:creator>Paulie</dc:creator>
    <dc:date>2009-11-16T17:17:38</dc:date>
    <meta:editing-cycles>34</meta:editing-cycles>
    <meta:editing-duration>PT12H29M59S</meta:editing-duration>
    <meta:user-defined meta:name="Informace 1"/>
    <meta:user-defined meta:name="Informace 2"/>
    <meta:user-defined meta:name="Informace 3"/>
    <meta:user-defined meta:name="Informace 4"/>
    <meta:document-statistic meta:table-count="3" meta:cell-count="460"/>
  </office:meta>
</office:document-meta>
</file>